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4" style:family="paragraph" style:parent-style-name="Standard">
      <style:paragraph-properties fo:text-align="start" style:justify-single-word="false"/>
      <style:text-properties officeooo:rsid="00203cfd" officeooo:paragraph-rsid="00203cf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03cfd" officeooo:paragraph-rsid="00203cfd" style:font-weight-asian="bold" style:font-weight-complex="bold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03cfd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Bloco 11</text:p>
      <text:p text:style-name="P4">Dia 01</text:p>
      <text:p text:style-name="P4"/>
      <text:p text:style-name="P5">O que vamos aprender?</text:p>
      <text:p text:style-name="P4">O dia de hoje se dedica a praticar ainda mais o seu conhecimento sobre Componentes React e a aprofundá-lo com o conceito de Estado . Esse é um conceito importante no qual você vai se aprofundar por todo o tempo que estudar React!</text:p>
      <text:p text:style-name="P4">Um estado representa um momento de um componente dinâmico. Se o seu componente é um relógio, o estado atual dele é a hora atual. Se o seu componente é uma tabela cujo conteúdo muda de acordo com o que o usuário clica na página, o estado dele contém o conteúdo da tabela. Se o seu componente fosse um jogo de videogame, o estado seria o momento em que você está no jogo, a sua quantidade de vidas, munição, itens etc. Estado é, então, um momento de algo que pode mudar ao longo do tempo (dinâmico) . É uma informação que você quer preservar enquanto o componente está interagindo com quem usa.</text:p>
      <text:p text:style-name="P4">Achou confuso?! A aula de hoje é para esclarecermos o que é isso e como nós usamos! É o primeiro passo no entendimento de uma ferramenta muito importante. Além disso, vamos ver como adicionamos os famosos eventos que já usamos tanto no JavaScript nos nossos componentes React.</text:p>
      <text:p text:style-name="P4"/>
      <text:p text:style-name="P4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03cfd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0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11.1</text:span><text:span text:style-name="MT4"> <text:s text:c="6"/></text:span><text:span text:style-name="MT5"><text:s text:c="14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11-03T14:24:14.936601260</dc:date>
    <meta:editing-duration>PT31M16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1" meta:paragraph-count="7" meta:word-count="214" meta:character-count="1238" meta:non-whitespace-character-count="959"/>
  </office:meta>
</office:document-meta>
</file>